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3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pr1" style:family="presentation" style:parent-style-name="white_25_20general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P6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text-position="super 58%" style:font-name="Segoe UI Semibold" fo:font-size="32pt" style:font-size-asian="32pt" style:font-size-complex="32pt"/>
    </style:style>
    <style:style style:name="T6" style:family="text">
      <style:text-properties style:font-name="Segoe UI Semibold" fo:font-size="32pt" style:font-size-asian="32pt" style:font-size-complex="32pt"/>
    </style:style>
    <style:style style:name="T7" style:family="text">
      <style:text-properties style:font-name="Segoe UI Semibold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hite_25_20general" presentation:presentation-page-layout-name="AL1T0">
        <office:forms form:automatic-focus="false" form:apply-design-mode="false"/>
        <draw:frame draw:style-name="gr1" draw:text-style-name="P2" draw:layer="layout" svg:width="24.892cm" svg:height="3.062cm" svg:x="1.778cm" svg:y="0.762cm">
          <draw:text-box>
            <text:p text:style-name="P1"><text:span text:style-name="T1">Old Testament</text:span></text:p>
            <text:p text:style-name="P1"><text:span text:style-name="T2">Isaiah 35:1–10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hite_25_20general" presentation:presentation-page-layout-name="AL1T0">
        <office:forms form:automatic-focus="false" form:apply-design-mode="false"/>
        <draw:frame draw:style-name="gr3" draw:text-style-name="P5" draw:layer="layout" svg:width="24.892cm" svg:height="6.263cm" svg:x="1.778cm" svg:y="1.016cm">
          <draw:text-box>
            <text:p text:style-name="P4"><text:span text:style-name="T3">1</text:span><text:span text:style-name="T4">The wilderness and the dry land shall be glad;</text:span></text:p>
            <text:p><text:span text:style-name="T4">the desert shall rejoice and blossom like the crocus; </text:span><text:span text:style-name="T3">2</text:span><text:span text:style-name="T4">it shall blossom abundantly and rejoice with joy and sing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hite_25_20general" presentation:presentation-page-layout-name="AL1T0">
        <office:forms form:automatic-focus="false" form:apply-design-mode="false"/>
        <draw:frame draw:style-name="gr4" draw:text-style-name="P5" draw:layer="layout" svg:width="24.638cm" svg:height="7.766cm" svg:x="1.681cm" svg:y="0.971cm">
          <draw:text-box>
            <text:p><text:span text:style-name="T4">The glory of Lebanon shall be given to it, the majesty of Carmel and Sharon. They shall see the glory of the LORD, the majesty of our God.</text:span></text:p>
            <text:p><text:span text:style-name="T3">3</text:span><text:span text:style-name="T4">Strengthen the weak hands, and make firm the feeble kne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hite_25_20general" presentation:presentation-page-layout-name="AL1T0">
        <office:forms form:automatic-focus="false" form:apply-design-mode="false"/>
        <draw:frame draw:style-name="gr3" draw:text-style-name="P6" draw:layer="layout" svg:width="24.892cm" svg:height="6.263cm" svg:x="1.524cm" svg:y="1.145cm">
          <draw:text-box>
            <text:p><text:span text:style-name="T5">4</text:span><text:span text:style-name="T6"> Say to those who have an anxious heart,</text:span></text:p>
            <text:p><text:span text:style-name="T6">“</text:span><text:span text:style-name="T6">Be strong; fear not! Behold, your God will come with vengeance, with the recompense of God. He will come and save you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white_25_20general" presentation:presentation-page-layout-name="AL1T0">
        <office:forms form:automatic-focus="false" form:apply-design-mode="false"/>
        <draw:frame draw:style-name="gr4" draw:text-style-name="P6" draw:layer="layout" svg:width="24.892cm" svg:height="7.766cm" svg:x="1.547cm" svg:y="0.689cm">
          <draw:text-box>
            <text:p><text:span text:style-name="T5">5</text:span><text:span text:style-name="T6">Then the eyes of the blind shall be opened,</text:span></text:p>
            <text:p><text:span text:style-name="T6">and the ears of the deaf unstopped; </text:span><text:span text:style-name="T5">6</text:span><text:span text:style-name="T6">then shall the lame man leap like a deer, and the tongue of the mute sing for joy. For waters break forth in the wilderness, and streams in the desert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hite_25_20general" presentation:presentation-page-layout-name="AL1T0">
        <office:forms form:automatic-focus="false" form:apply-design-mode="false"/>
        <draw:frame draw:style-name="gr3" draw:text-style-name="P2" draw:layer="layout" svg:width="24.892cm" svg:height="6.263cm" svg:x="1.524cm" svg:y="0.849cm">
          <draw:text-box>
            <text:p><text:span text:style-name="T5">7</text:span><text:span text:style-name="T6">the burning sand shall become a pool, and the thirsty ground springs of water; in the haunt of jackals, where they lie down, the grass shall become reeds and rush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hite_25_20general" presentation:presentation-page-layout-name="AL1T0">
        <office:forms form:automatic-focus="false" form:apply-design-mode="false"/>
        <draw:frame draw:style-name="gr4" draw:text-style-name="P2" draw:layer="layout" svg:width="24.892cm" svg:height="7.766cm" svg:x="1.524cm" svg:y="0.762cm">
          <draw:text-box>
            <text:p><text:span text:style-name="T5">8</text:span><text:span text:style-name="T6">And a highway shall be there, and it shall be called the Way of Holiness; the unclean shall not pass over it. It shall belong to those who walk on the way; even if they are fools, they shall not go astr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white_25_20general" presentation:presentation-page-layout-name="AL1T0">
        <office:forms form:automatic-focus="false" form:apply-design-mode="false"/>
        <draw:frame draw:style-name="gr5" draw:text-style-name="P2" draw:layer="layout" svg:width="24.892cm" svg:height="5.882cm" svg:x="1.524cm" svg:y="0.762cm">
          <draw:text-box>
            <text:p><text:span text:style-name="T5">9</text:span><text:span text:style-name="T6">No lion shall be there, nor shall any ravenous beast come up on it; they shall not be found there, but the redeemed shall walk there. </text:span></text:p>
            <text:p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white_25_20general" presentation:presentation-page-layout-name="AL1T0">
        <office:forms form:automatic-focus="false" form:apply-design-mode="false"/>
        <draw:frame draw:style-name="gr6" draw:text-style-name="P2" draw:layer="layout" svg:width="24.892cm" svg:height="7.874cm" svg:x="1.524cm" svg:y="0.762cm">
          <draw:text-box>
            <text:p><text:span text:style-name="T5">10</text:span><text:span text:style-name="T6">And the ransomed of the LORD shall return</text:span></text:p>
            <text:p><text:span text:style-name="T6">and come to Zion with singing; everlasting joy shall be upon their heads; they shall obtain gladness and joy, and sorrow and sighing shall flee a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hite_25_20general-background" style:display-name="white%20general-background" style:family="presentation">
      <style:graphic-properties draw:stroke="none" draw:fill="bitmap" draw:fill-image-name="background" style:repeat="stretch"/>
      <style:text-properties style:letter-kerning="true"/>
    </style:style>
    <style:style style:name="white_25_20general-backgroundobjects" style:display-name="white%20gener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25_20general-notes" style:display-name="white%20gener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5_20general-outline1" style:display-name="white%20general-outline1" style:family="presentation">
      <style:graphic-properties draw:stroke="none" draw:fill="none" draw:auto-grow-height="false" draw:fit-to-size="shrink-to-fit">
        <text:list-style style:name="white_25_20general-outline1" style:display-name="white%20gener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5_20general-outline2" style:display-name="white%20general-outline2" style:family="presentation" style:parent-style-name="white_25_20general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white_25_20general-outline3" style:display-name="white%20general-outline3" style:family="presentation" style:parent-style-name="white_25_20general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white_25_20general-outline4" style:display-name="white%20general-outline4" style:family="presentation" style:parent-style-name="white_25_20general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white_25_20general-outline5" style:display-name="white%20general-outline5" style:family="presentation" style:parent-style-name="white_25_20general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general-outline6" style:display-name="white%20general-outline6" style:family="presentation" style:parent-style-name="white_25_20general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general-outline7" style:display-name="white%20general-outline7" style:family="presentation" style:parent-style-name="white_25_20general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general-outline8" style:display-name="white%20general-outline8" style:family="presentation" style:parent-style-name="white_25_20general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general-outline9" style:display-name="white%20general-outline9" style:family="presentation" style:parent-style-name="white_25_20general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general-subtitle" style:display-name="white%20general-subtitle" style:family="presentation">
      <style:graphic-properties draw:stroke="none" draw:fill="none" draw:textarea-vertical-align="middle">
        <text:list-style style:name="white_25_20general-subtitle" style:display-name="white%20gener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5_20general-title" style:display-name="white%20general-title" style:family="presentation">
      <style:graphic-properties draw:stroke="none" draw:fill="none" draw:textarea-vertical-align="middle">
        <text:list-style style:name="white_25_20general-title" style:display-name="white%20gener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5_20general1-background" style:display-name="white%20general1-background" style:family="presentation">
      <style:graphic-properties draw:stroke="none" draw:fill="bitmap" draw:fill-image-name="background" style:repeat="stretch"/>
      <style:text-properties style:letter-kerning="true"/>
    </style:style>
    <style:style style:name="white_25_20general1-backgroundobjects" style:display-name="white%20genera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25_20general1-notes" style:display-name="white%20gener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white_25_20general1-outline1" style:display-name="white%20general1-outline1" style:family="presentation">
      <style:graphic-properties draw:stroke="none" draw:fill="none" draw:auto-grow-height="false" draw:fit-to-size="shrink-to-fit">
        <text:list-style style:name="white_25_20general1-outline1" style:display-name="white%20general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5_20general1-outline2" style:display-name="white%20general1-outline2" style:family="presentation" style:parent-style-name="white_25_20general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white_25_20general1-outline3" style:display-name="white%20general1-outline3" style:family="presentation" style:parent-style-name="white_25_20general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white_25_20general1-outline4" style:display-name="white%20general1-outline4" style:family="presentation" style:parent-style-name="white_25_20general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white_25_20general1-outline5" style:display-name="white%20general1-outline5" style:family="presentation" style:parent-style-name="white_25_20general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general1-outline6" style:display-name="white%20general1-outline6" style:family="presentation" style:parent-style-name="white_25_20general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general1-outline7" style:display-name="white%20general1-outline7" style:family="presentation" style:parent-style-name="white_25_20general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general1-outline8" style:display-name="white%20general1-outline8" style:family="presentation" style:parent-style-name="white_25_20general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general1-outline9" style:display-name="white%20general1-outline9" style:family="presentation" style:parent-style-name="white_25_20general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general1-subtitle" style:display-name="white%20general1-subtitle" style:family="presentation">
      <style:graphic-properties draw:stroke="none" draw:fill="none" draw:textarea-vertical-align="middle">
        <text:list-style style:name="white_25_20general1-subtitle" style:display-name="white%20genera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5_20general1-title" style:display-name="white%20general1-title" style:family="presentation">
      <style:graphic-properties draw:stroke="none" draw:fill="none" draw:textarea-vertical-align="middle">
        <text:list-style style:name="white_25_20general1-title" style:display-name="white%20gener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white_25_20general-backgroundobjects">
      <style:graphic-properties draw:stroke="none" draw:fill="none" draw:fill-color="#ffffff" draw:auto-grow-height="false" fo:min-height="1.449cm"/>
    </style:style>
    <style:style style:name="Mpr2" style:family="presentation" style:parent-style-name="white_25_20general-backgroundobjects">
      <style:graphic-properties draw:stroke="none" draw:fill="none" draw:fill-color="#ffffff" draw:auto-grow-height="false" fo:min-height="1.397cm"/>
    </style:style>
    <style:style style:name="Mpr3" style:family="presentation" style:parent-style-name="white_25_20general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hite_25_20general1-backgroundobjects">
      <style:graphic-properties draw:stroke="none" draw:fill="none" draw:fill-color="#ffffff" draw:auto-grow-height="false" fo:min-height="1.449cm"/>
    </style:style>
    <style:style style:name="Mpr5" style:family="presentation" style:parent-style-name="white_25_20general1-backgroundobjects">
      <style:graphic-properties draw:stroke="none" draw:fill="none" draw:fill-color="#ffffff" draw:auto-grow-height="false" fo:min-height="1.397cm"/>
    </style:style>
    <style:style style:name="Mpr6" style:family="presentation" style:parent-style-name="white_25_20general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white_25_20general" style:display-name="white%20general" style:page-layout-name="PM1" draw:style-name="Mdp1">
      <office:forms form:automatic-focus="false" form:apply-design-mode="false"/>
      <draw:frame presentation:style-name="white_25_20general-title" draw:layer="backgroundobjects" svg:width="25.199cm" svg:height="2.63cm" svg:x="1.4cm" svg:y="0.627cm" presentation:class="title" presentation:placeholder="true">
        <draw:text-box/>
      </draw:frame>
      <draw:frame presentation:style-name="white_25_20general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white_25_20general-title" draw:layer="backgroundobjects" svg:width="13.968cm" svg:height="10.476cm" svg:x="3.81cm" svg:y="2.123cm" presentation:class="page"/>
        <draw:frame presentation:style-name="white_25_20general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5_20general1" style:display-name="white%20general1" style:page-layout-name="PM1" draw:style-name="Mdp1">
      <draw:frame presentation:style-name="white_25_20general1-title" draw:layer="backgroundobjects" svg:width="25.199cm" svg:height="2.63cm" svg:x="1.4cm" svg:y="0.627cm" presentation:class="title" presentation:placeholder="true">
        <draw:text-box/>
      </draw:frame>
      <draw:frame presentation:style-name="white_25_20general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white_25_20general1-title" draw:layer="backgroundobjects" svg:width="13.968cm" svg:height="10.476cm" svg:x="3.81cm" svg:y="2.123cm" presentation:class="page"/>
        <draw:frame presentation:style-name="white_25_20general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8T17:30:33.749000000</meta:creation-date>
    <dc:title>white general</dc:title>
    <meta:editing-duration>PT5M3S</meta:editing-duration>
    <meta:editing-cycles>6</meta:editing-cycles>
    <meta:generator>LibreOffice/5.2.3.3$Windows_X86_64 LibreOffice_project/d54a8868f08a7b39642414cf2c8ef2f228f780cf</meta:generator>
    <dc:date>2016-12-09T12:28:35.399000000</dc:date>
    <meta:document-statistic meta:object-count="59"/>
    <meta:template xlink:type="simple" xlink:actuate="onRequest" xlink:title="white general" xlink:href="../../../../../AppData/Roaming/LibreOffice/4/user/template/white%20general.otp" meta:date="2016-12-08T17:30:33.524000000"/>
  </office:meta>
</office:document-meta>
</file>